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85cm" fo:min-width="10.7cm"/>
    </style:style>
    <style:style style:name="gr2" style:family="graphic" style:parent-style-name="standard">
      <style:graphic-properties draw:stroke="none" svg:stroke-color="#000000" draw:fill="solid" draw:fill-color="#b2b2b2" fo:min-height="18.9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77bc65" fo:min-height="2.3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77bc65" fo:min-height="10.05cm"/>
      <style:paragraph-properties style:writing-mode="lr-tb"/>
    </style:style>
    <style:style style:name="gr5" style:family="graphic" style:parent-style-name="objectwithoutfill">
      <style:graphic-properties svg:stroke-width="0.106cm" svg:stroke-color="#111111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111111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4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15cm" fo:min-width="2.9cm"/>
    </style:style>
    <style:style style:name="gr11" style:family="graphic" style:parent-style-name="standard">
      <style:graphic-properties draw:stroke="none" svg:stroke-color="#000000" draw:fill="solid" draw:fill-color="#b2b2b2" fo:min-height="0.551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fo:min-height="3.149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b2b2b2" fo:min-height="0.3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77bc65"/>
      <style:paragraph-properties style:writing-mode="lr-tb"/>
      <style:text-properties fo:font-size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b2b2b2"/>
      <style:paragraph-properties style:writing-mode="lr-tb"/>
      <style:text-properties fo:font-size="7pt" fo:font-weight="bold" style:font-size-asian="7pt" style:font-weight-asian="bold" style:font-size-complex="7pt" style:font-weight-complex="bold"/>
    </style:style>
    <style:style style:name="P7" style:family="paragraph">
      <loext:graphic-properties draw:fill="solid" draw:fill-color="#ffffff"/>
      <style:paragraph-properties style:writing-mode="lr-tb"/>
      <style:text-properties fo:font-size="7pt" style:font-size-asian="7pt" style:font-size-complex="7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/>
    </style:style>
    <style:style style:name="T3" style:family="text">
      <style:text-properties fo:font-size="7pt" fo:font-weight="bold" style:font-size-asian="7pt" style:font-weight-asian="bold" style:font-size-complex="7pt" style:font-weight-complex="bold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2cm" svg:height="20.1cm" svg:x="2cm" svg:y="1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667cm" svg:height="19.2cm" svg:x="2.233cm" svg:y="1.6cm">
          <draw:text-box>
            <text:p><text:span text:style-name="T1">Main </text:span><text:span text:style-name="T1">Activity</text:span></text:p>
            <text:p><text:span text:style-name="T1">Display </text:span><text:span text:style-name="T1">conn </text:span><text:span text:style-name="T1">status, bat </text:span><text:span text:style-name="T1">status</text:span></text:p>
            <text:p><text:span text:style-name="T1">Etc...</text:span></text:p>
          </draw:text-box>
        </draw:frame>
        <draw:frame draw:style-name="gr3" draw:text-style-name="P3" draw:layer="layout" svg:width="10.202cm" svg:height="2.6cm" svg:x="2.2cm" svg:y="6.6cm">
          <draw:text-box>
            <text:p><text:span text:style-name="T2">FragmentD</text:span><text:span text:style-name="T2">oorBellWat</text:span><text:span text:style-name="T2">cher</text:span></text:p>
          </draw:text-box>
        </draw:frame>
        <draw:frame draw:style-name="gr4" draw:text-style-name="P3" draw:layer="layout" svg:width="10.202cm" svg:height="10.3cm" svg:x="2.398cm" svg:y="9.8cm">
          <draw:text-box>
            <text:p><text:span text:style-name="T2">FragmentR</text:span><text:span text:style-name="T2">angHistory</text:span></text:p>
          </draw:text-box>
        </draw:frame>
        <draw:frame draw:style-name="gr4" draw:text-style-name="P3" draw:layer="layout" svg:width="10.202cm" svg:height="10.3cm" svg:x="14.898cm" svg:y="9.9cm">
          <draw:text-box>
            <text:p><text:span text:style-name="T2">FragmentS</text:span><text:span text:style-name="T2">electBTDev</text:span><text:span text:style-name="T2">ice</text:span></text:p>
          </draw:text-box>
        </draw:frame>
        <draw:custom-shape draw:style-name="gr1" draw:text-style-name="P1" draw:layer="layout" svg:width="11.2cm" svg:height="20.1cm" svg:x="27cm" svg:y="1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667cm" svg:height="19.2cm" svg:x="27.333cm" svg:y="1.6cm">
          <draw:text-box>
            <text:p><text:span text:style-name="T1">Settings </text:span><text:span text:style-name="T1">Activity</text:span></text:p>
            <text:p><text:span text:style-name="T1"/></text:p>
          </draw:text-box>
        </draw:frame>
      </draw:page>
      <draw:page draw:name="page2" draw:style-name="dp1" draw:master-page-name="Standard">
        <draw:line draw:style-name="gr5" draw:text-style-name="P4" draw:layer="layout" svg:x1="1cm" svg:y1="10.2cm" svg:x2="40.1cm" svg:y2="10cm">
          <text:p/>
        </draw:line>
        <draw:line draw:style-name="gr6" draw:text-style-name="P4" draw:layer="layout" svg:x1="1cm" svg:y1="20.2cm" svg:x2="40.1cm" svg:y2="20cm">
          <text:p/>
        </draw:line>
        <draw:frame draw:style-name="gr7" draw:text-style-name="P5" draw:layer="layout" svg:width="5.582cm" svg:height="1.673cm" draw:transform="rotate (-1.5707963267949) translate (1.97cm 1.043cm)">
          <draw:text-box>
            <text:p>Activity/ Fragment</text:p>
            <text:p/>
          </draw:text-box>
        </draw:frame>
        <draw:frame draw:style-name="gr8" draw:text-style-name="P5" draw:layer="layout" svg:width="3.762cm" svg:height="1.673cm" draw:transform="rotate (-1.57952297305487) translate (1.965cm 10.777cm)">
          <draw:text-box>
            <text:p>View Model</text:p>
            <text:p/>
          </draw:text-box>
        </draw:frame>
        <draw:frame draw:style-name="gr9" draw:text-style-name="P5" draw:layer="layout" svg:width="3.846cm" svg:height="1.673cm" draw:transform="rotate (-1.57376338652329) translate (2.104cm 20.774cm)">
          <draw:text-box>
            <text:p>Repositorys</text:p>
            <text:p/>
          </draw:text-box>
        </draw:frame>
        <draw:g>
          <draw:custom-shape draw:style-name="gr10" draw:text-style-name="P1" draw:layer="layout" svg:width="3.4cm" svg:height="4.4cm" svg:x="5.7cm" svg:y="5.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3.238cm" svg:height="0.801cm" svg:x="5.8cm" svg:y="5.755cm">
            <draw:text-box>
              <text:p><text:span text:style-name="T3">FragmentRangHistory</text:span></text:p>
            </draw:text-box>
          </draw:frame>
          <draw:frame draw:style-name="gr12" draw:text-style-name="P7" draw:layer="layout" svg:width="3.238cm" svg:height="3.399cm" svg:x="5.8cm" svg:y="6.501cm">
            <draw:text-box>
              <text:p><text:span text:style-name="T4">Activity</text:span></text:p>
            </draw:text-box>
          </draw:frame>
        </draw:g>
        <draw:g>
          <draw:custom-shape draw:style-name="gr10" draw:text-style-name="P1" draw:layer="layout" svg:width="3.4cm" svg:height="4.4cm" svg:x="11.4cm" svg:y="1.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3.238cm" svg:height="0.645cm" svg:x="11.5cm" svg:y="1.455cm">
            <draw:text-box>
              <text:p><text:span text:style-name="T3">SettingsActivity</text:span></text:p>
            </draw:text-box>
          </draw:frame>
          <draw:frame draw:style-name="gr12" draw:text-style-name="P7" draw:layer="layout" svg:width="3.238cm" svg:height="3.399cm" svg:x="11.5cm" svg:y="2.201cm">
            <draw:text-box>
              <text:p><text:span text:style-name="T4">Activity</text:span></text:p>
            </draw:text-box>
          </draw:frame>
        </draw:g>
        <draw:g>
          <draw:custom-shape draw:style-name="gr10" draw:text-style-name="P1" draw:layer="layout" svg:width="3.4cm" svg:height="4.4cm" svg:x="2cm" svg:y="1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3.238cm" svg:height="0.645cm" svg:x="2.1cm" svg:y="11.155cm">
            <draw:text-box>
              <text:p><text:span text:style-name="T3">MainActivity</text:span></text:p>
            </draw:text-box>
          </draw:frame>
          <draw:frame draw:style-name="gr12" draw:text-style-name="P7" draw:layer="layout" svg:width="3.238cm" svg:height="3.399cm" svg:x="2.1cm" svg:y="11.901cm">
            <draw:text-box>
              <text:p><text:span text:style-name="T4">Activity</text:span></text:p>
            </draw:text-box>
          </draw:frame>
        </draw:g>
        <draw:g>
          <draw:custom-shape draw:style-name="gr10" draw:text-style-name="P1" draw:layer="layout" svg:width="3.4cm" svg:height="4.4cm" svg:x="2cm" svg:y="2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3.238cm" svg:height="0.645cm" svg:x="2.1cm" svg:y="21.155cm">
            <draw:text-box>
              <text:p><text:span text:style-name="T3">FragmentRangHistory</text:span></text:p>
            </draw:text-box>
          </draw:frame>
          <draw:frame draw:style-name="gr12" draw:text-style-name="P7" draw:layer="layout" svg:width="3.238cm" svg:height="3.399cm" svg:x="2.1cm" svg:y="21.901cm">
            <draw:text-box>
              <text:p><text:span text:style-name="T4">Activity</text:span></text:p>
            </draw:text-box>
          </draw:frame>
        </draw:g>
        <draw:g>
          <draw:custom-shape draw:style-name="gr10" draw:text-style-name="P1" draw:layer="layout" svg:width="3.4cm" svg:height="4.4cm" svg:x="2.2cm" svg:y="1.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3.238cm" svg:height="0.645cm" svg:x="2.3cm" svg:y="1.455cm">
            <draw:text-box>
              <text:p><text:span text:style-name="T3">MainActivity</text:span></text:p>
            </draw:text-box>
          </draw:frame>
          <draw:frame draw:style-name="gr12" draw:text-style-name="P7" draw:layer="layout" svg:width="3.238cm" svg:height="3.399cm" svg:x="2.3cm" svg:y="2.201cm">
            <draw:text-box>
              <text:p><text:span text:style-name="T4">Activity</text:span></text:p>
            </draw:text-box>
          </draw:frame>
        </draw:g>
        <draw:g>
          <draw:custom-shape draw:style-name="gr10" draw:text-style-name="P1" draw:layer="layout" svg:width="3.4cm" svg:height="4.4cm" svg:x="2.2cm" svg:y="5.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3.238cm" svg:height="0.801cm" svg:x="2.3cm" svg:y="5.755cm">
            <draw:text-box>
              <text:p><text:span text:style-name="T3">FragmentDoorbellWatcher</text:span></text:p>
            </draw:text-box>
          </draw:frame>
          <draw:frame draw:style-name="gr12" draw:text-style-name="P7" draw:layer="layout" svg:width="3.238cm" svg:height="3.399cm" svg:x="2.3cm" svg:y="6.501cm">
            <draw:text-box>
              <text:p><text:span text:style-name="T4">Activity</text:span></text:p>
            </draw:text-box>
          </draw:frame>
        </draw:g>
        <draw:g>
          <draw:custom-shape draw:style-name="gr10" draw:text-style-name="P1" draw:layer="layout" svg:width="3.4cm" svg:height="4.4cm" svg:x="11.5cm" svg:y="10.9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3.238cm" svg:height="0.645cm" svg:x="11.6cm" svg:y="11.055cm">
            <draw:text-box>
              <text:p><text:span text:style-name="T3">SettingsActivity</text:span></text:p>
            </draw:text-box>
          </draw:frame>
          <draw:frame draw:style-name="gr12" draw:text-style-name="P7" draw:layer="layout" svg:width="3.238cm" svg:height="3.399cm" svg:x="11.6cm" svg:y="11.801cm">
            <draw:text-box>
              <text:p><text:span text:style-name="T4">Activity</text:span></text:p>
            </draw:text-box>
          </draw:frame>
        </draw:g>
        <draw:g>
          <draw:custom-shape draw:style-name="gr10" draw:text-style-name="P1" draw:layer="layout" svg:width="3.4cm" svg:height="4.4cm" svg:x="2cm" svg:y="15.4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3.238cm" svg:height="0.801cm" svg:x="2.1cm" svg:y="15.555cm">
            <draw:text-box>
              <text:p><text:span text:style-name="T3">MainActivityFragmentsShare</text:span><text:span text:style-name="T3">d</text:span></text:p>
            </draw:text-box>
          </draw:frame>
          <draw:frame draw:style-name="gr12" draw:text-style-name="P7" draw:layer="layout" svg:width="3.238cm" svg:height="3.399cm" svg:x="2.1cm" svg:y="16.301cm">
            <draw:text-box>
              <text:p><text:span text:style-name="T4">Activity</text:span></text:p>
            </draw:text-box>
          </draw:frame>
        </draw:g>
        <draw:g>
          <draw:custom-shape draw:style-name="gr10" draw:text-style-name="P1" draw:layer="layout" svg:width="3.4cm" svg:height="4.4cm" svg:x="15.5cm" svg:y="2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3.238cm" svg:height="0.645cm" svg:x="15.6cm" svg:y="21.155cm">
            <draw:text-box>
              <text:p><text:span text:style-name="T3">ConnectedThread</text:span></text:p>
            </draw:text-box>
          </draw:frame>
          <draw:frame draw:style-name="gr12" draw:text-style-name="P7" draw:layer="layout" svg:width="3.238cm" svg:height="3.399cm" svg:x="15.6cm" svg:y="21.901cm">
            <draw:text-box>
              <text:p><text:span text:style-name="T4">Activity</text:span></text:p>
            </draw:text-box>
          </draw:frame>
        </draw:g>
        <draw:g>
          <draw:custom-shape draw:style-name="gr10" draw:text-style-name="P1" draw:layer="layout" svg:width="3.4cm" svg:height="4.4cm" svg:x="11.3cm" svg:y="2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3.238cm" svg:height="0.645cm" svg:x="11.4cm" svg:y="21.155cm">
            <draw:text-box>
              <text:p><text:span text:style-name="T3">ConnectThred</text:span></text:p>
            </draw:text-box>
          </draw:frame>
          <draw:frame draw:style-name="gr12" draw:text-style-name="P7" draw:layer="layout" svg:width="3.238cm" svg:height="3.399cm" svg:x="11.4cm" svg:y="21.901cm">
            <draw:text-box>
              <text:p><text:span text:style-name="T4">-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7:07:26.993980022</meta:creation-date>
    <dc:date>2021-12-12T12:55:01.060850150</dc:date>
    <meta:editing-duration>PT2H24M55S</meta:editing-duration>
    <meta:editing-cycles>8</meta:editing-cycles>
    <meta:generator>LibreOffice/6.4.7.2$Linux_X86_64 LibreOffice_project/40$Build-2</meta:generator>
    <meta:document-statistic meta:object-count="52"/>
  </office:meta>
</office:document-meta>
</file>